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3c8ab" officeooo:paragraph-rsid="0013c8ab"/>
    </style:style>
    <style:style style:name="P2" style:family="paragraph" style:parent-style-name="Standard">
      <style:text-properties officeooo:rsid="00104b08" officeooo:paragraph-rsid="00104b08"/>
    </style:style>
    <style:style style:name="P3" style:family="paragraph" style:parent-style-name="Standard">
      <style:paragraph-properties fo:text-align="center" style:justify-single-word="false"/>
      <style:text-properties officeooo:rsid="00104b08" officeooo:paragraph-rsid="00104b08"/>
    </style:style>
    <style:style style:name="P4" style:family="paragraph" style:parent-style-name="Standard">
      <style:text-properties officeooo:rsid="00116a21" officeooo:paragraph-rsid="00116a21"/>
    </style:style>
    <style:style style:name="P5" style:family="paragraph" style:parent-style-name="Standard">
      <style:text-properties officeooo:rsid="0012a6a0" officeooo:paragraph-rsid="0012a6a0"/>
    </style:style>
    <style:style style:name="P6" style:family="paragraph" style:parent-style-name="Standard">
      <style:text-properties officeooo:rsid="0013c8ab" officeooo:paragraph-rsid="0013c8ab"/>
    </style:style>
    <style:style style:name="P7" style:family="paragraph" style:parent-style-name="Standard">
      <style:paragraph-properties fo:text-align="center" style:justify-single-word="false"/>
      <style:text-properties officeooo:rsid="0013c8ab" officeooo:paragraph-rsid="0013c8ab"/>
    </style:style>
    <style:style style:name="T1" style:family="text">
      <style:text-properties officeooo:rsid="0012a6a0"/>
    </style:style>
    <style:style style:name="T2" style:family="text">
      <style:text-properties officeooo:rsid="0015b4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utorial de Instalação do Docker</text:p>
      <text:p text:style-name="P2"/>
      <text:p text:style-name="P2">- Com o terminal aberto em um sistema linux baseado no Debian(Debian, Ubuntu e Mint) utilize os comandos linha por linha.</text:p>
      <text:p text:style-name="P2"/>
      <text:p text:style-name="P2">// Instalação do Docker</text:p>
      <text:p text:style-name="P2"/>
      <text:p text:style-name="P2">sudo apt install -y apt-transport-https ca-certificates curl software-properties-common gnupg lsb-release</text:p>
      <text:p text:style-name="P2"/>
      <text:p text:style-name="P2">curl -fsSL https://download.docker.com/linux/ubuntu/gpg | sudo gpg --dearmor -o /usr/share/keyrings/docker-archive-keyring.gpg</text:p>
      <text:p text:style-name="P2">sudo chmod a+r /usr/share/keyrings/docker-archive-keyring.gpg</text:p>
      <text:p text:style-name="P2"/>
      <text:p text:style-name="P2">echo "deb [arch=$(dpkg --print-architecture) signed-by=/usr/share/keyrings/docker-archive-keyring.gpg] https://download.docker.com/linux/ubuntu "$(. /etc/os-release &amp;&amp; echo "$UBUNTU_CODENAME")" stable" | sudo tee /etc/apt/sources.list.d/docker.list &gt; /dev/null</text:p>
      <text:p text:style-name="P2"/>
      <text:p text:style-name="P2">sudo apt update &amp;&amp; sudo apt install -y docker-ce docker-ce-cli containerd.io docker-buildx-plugin docker-compose-plugin</text:p>
      <text:p text:style-name="P2"/>
      <text:p text:style-name="P2">// Verificar a instalação do Docker</text:p>
      <text:p text:style-name="P2"/>
      <text:p text:style-name="P2">sudo docker info</text:p>
      <text:p text:style-name="P5"/>
      <text:p text:style-name="P7">Tutorial de Instalação do PostgreSql</text:p>
      <text:p text:style-name="P6"/>
      <text:p text:style-name="P6">// Criar um container com o PostgreSql (atente-se aos espaços que tem de ser alterados)</text:p>
      <text:p text:style-name="P6"/>
      <text:p text:style-name="P1"><text:span text:style-name="Source_20_Text"><text:span text:style-name="T2">sudo </text:span></text:span><text:span text:style-name="Source_20_Text">docker run --name NomeContaPostgreSql -e POSTGRES_PASSWORD=MinhaSenhaSecreta -d postgres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9:45:30.686517568</meta:creation-date>
    <meta:generator>LibreOffice/7.3.7.2$Linux_X86_64 LibreOffice_project/30$Build-2</meta:generator>
    <dc:date>2024-02-27T20:59:32.315398916</dc:date>
    <meta:editing-duration>PT41M58S</meta:editing-duration>
    <meta:editing-cycles>3</meta:editing-cycles>
    <meta:document-statistic meta:table-count="0" meta:image-count="0" meta:object-count="0" meta:page-count="1" meta:paragraph-count="13" meta:word-count="125" meta:character-count="1114" meta:non-whitespace-character-count="1005"/>
  </office:meta>
</office:document-meta>
</file>